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2" style:family="paragraph" style:parent-style-name="Table_20_Contents">
      <style:paragraph-properties fo:text-align="start" style:justify-single-word="false"/>
      <style:text-properties fo:font-size="12pt" style:font-size-asian="12pt" style:font-size-complex="12pt"/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1">Processo</text:span>: creazione utente</text:p>
      <text:p text:style-name="Standard"><text:span text:style-name="T1">Entità coinvolte</text:span>: utente, materie, livello scolastico, luogo di insegnamento</text:p>
      <text:p text:style-name="Standard"><text:span text:style-name="T1">Avvenimenti</text:span>: l'utente viene creato con una lista di materie associate, un unico livello di insegnamento, e un unico luogo di insegnamento. La mail deve essere univoca. Se non vengono inserite materie il processo non va a buon fine.</text:p>
      <text:p text:style-name="Standard"/>
      <text:p text:style-name="Standard"><text:span text:style-name="T1">Processo</text:span>: aggiornamento dati utente</text:p>
      <text:p text:style-name="Standard"><text:span text:style-name="T1">Entità</text:span> <text:span text:style-name="T1">coinvolte</text:span>: utente, materie, livelllo scolastico, luogo di insegnamento</text:p>
      <text:p text:style-name="Standard"><text:span text:style-name="T1">Avvenimenti</text:span>: si aggiornano i dati dell'utente, e si sostituiscono le materie vecchie con quelle nuove.</text:p>
      <text:p text:style-name="Standard"/>
      <text:p text:style-name="Standard"><text:span text:style-name="T1">Processo</text:span>: rimozione utente</text:p>
      <text:p text:style-name="Standard"><text:span text:style-name="T1">Entità</text:span> <text:span text:style-name="T1">coinvolte</text:span>: utente, materie, livelllo scolastico, luogo di insegnamento, lezioni, elementi didattici, bookmarks, lezioni in virtual classroom</text:p>
      <text:p text:style-name="Standard"><text:span text:style-name="T1">Avvenimenti</text:span>: si cancellano tutti i dati in relazione con l'utente (lezioni, per le quali si invia una notifica a tutti gli utenti che le stavano vedendo, elementi didattici privati, bookmarks, etc). Per gli elementi didattici pubblici, si cambia il proprietario assegnandogli l'utente amministratore dell'applicazione.</text:p>
      <text:p text:style-name="Standard"/>
      <text:p text:style-name="Standard"><text:span text:style-name="T1">Processo</text:span>: copia di una lezione</text:p>
      <text:p text:style-name="Standard"><text:span text:style-name="T1">Entità</text:span> <text:span text:style-name="T1">coinvolte</text:span>: lezione da copiare, slides ed elementi didattici in essa contenuti</text:p>
      <text:p text:style-name="Standard"><text:span text:style-name="T1">Avvenimenti</text:span>: la lezione viene copiata ed assegnata al nuovo utente; ogni slide viene copiata ed assegnata alla nuova lezione; viene inserito 'parent_id' = id della lezione copiata, per tenere traccia della lezione originale; viene settato lo stato della lezione in 'copiata non modificata'; la lezione appena copiata è privata. Si impedisce la copia della lezione se: (a) non appartiene all'utente che copia ed è privata, (b) non appartiene all'utente che copia, è pubblica, ma l'utente non l'ha aggiunta alle sue lezioni (non ne ha un bookmark), (c) l'utente ha già copiato la lezione in precedenza.</text:p>
      <text:p text:style-name="Standard"/>
      <text:p text:style-name="Standard"><text:span text:style-name="T1">Processo</text:span>: pubblicazione di una lezione</text:p>
      <text:p text:style-name="Standard"><text:span text:style-name="T1">Entità</text:span> <text:span text:style-name="T1">coinvolte</text:span>: lezione, elementi didattici contenuti nella lezione</text:p>
      <text:p text:style-name="Standard"><text:span text:style-name="T1">Avvenimenti</text:span>: la lezione viene resa pubblica, insieme con tutti gli elementi didattici privati che contiene (viene registrata la loro data di pubblicazione)</text:p>
      <text:p text:style-name="Standard"/>
      <text:p text:style-name="Standard"><text:span text:style-name="T1">Processo</text:span>: rimettere in privato una lezione pubblica</text:p>
      <text:p text:style-name="Standard"><text:span text:style-name="T1">Entità</text:span> <text:span text:style-name="T1">coinvolte</text:span>: lezione selezionata, bookmarks e copie in virtual classroom degli utenti non proprietari</text:p>
      <text:p text:style-name="Standard"><text:span text:style-name="T1">Avvenimenti</text:span>: la lezione è settata come privata e salvata; vengono cancellati tutti i bookmark e le copie in virtual classroom degli altri utenti, lasciando loro un messaggio</text:p>
      <text:p text:style-name="Standard"/>
      <text:p text:style-name="Standard"><text:span text:style-name="T1">Processo</text:span>: modifica di una lezione</text:p>
      <text:p text:style-name="Standard"><text:span text:style-name="T1">Entità</text:span> <text:span text:style-name="T1">coinvolte</text:span>: lezione</text:p>
      <text:p text:style-name="Standard"><text:span text:style-name="T1">Avvenimenti</text:span>: oltre ad essere salvata, nella lezione viene anche settato il campo 'copied_not_modified' con il valore false</text:p>
      <text:p text:style-name="Standard"/>
      <text:p text:style-name="Standard"><text:span text:style-name="T1">Processo</text:span>: rimozione di una lezione</text:p>
      <text:p text:style-name="Standard"><text:span text:style-name="T1">Entità</text:span> <text:span text:style-name="T1">coinvolte</text:span>: lezione, bookmarks, slides, copie in virtual classroom, notifiche</text:p>
      <text:p text:style-name="Standard"><text:span text:style-name="T1">Avvenimenti</text:span>: vengono eliminati a cascata tutti gli elementi associati alla lezione, e inviate notifiche agli utenti che ne avevano il bookmark (ciò è chiaramente possibile solo se la lezione era pubblica al momento della sua rimozione)</text:p>
      <text:p text:style-name="Standard"/>
      <text:p text:style-name="Standard"><text:span text:style-name="T1">Processo</text:span>: creazione di una lezione da parte di un utente</text:p>
      <text:p text:style-name="Standard"><text:span text:style-name="T1">Entità</text:span> <text:span text:style-name="T1">coinvolte</text:span>: utente, lezione</text:p>
      <text:p text:style-name="Standard"><text:span text:style-name="T1">Avvenimenti</text:span>: si crea una lezione per un utente, inserendo automaticamente il livello scolastico, e <text:soft-page-break/>controllando che la materia selezionata sia una di quelle associate all'utente. Una slide di tipo 'copertina', con posizione = 1, è creata automaticamente.</text:p>
      <text:p text:style-name="Standard"/>
      <text:p text:style-name="Standard"><text:span text:style-name="T1">Processo</text:span>: taggamento di un oggetto <text:s/>(elemento didattico o lezione)</text:p>
      <text:p text:style-name="Standard"><text:span text:style-name="T1">Entità</text:span> <text:span text:style-name="T1">coinvolte</text:span>: tags, lezioni, elementi didattici</text:p>
      <text:p text:style-name="Standard"><text:span text:style-name="T1">Avvenimenti</text:span>: si associa un insieme di tags a un elemento didattico o a una lezione, sovrascrivendo le eventuali tags già esistenti; l'input è un insieme di ID di tag già pronte, unito a stringhe per crearne di nuove.</text:p>
      <text:p text:style-name="Standard"/>
      <text:p text:style-name="Standard"><text:span text:style-name="T1">Processo</text:span>: cambio posizione di una slide</text:p>
      <text:p text:style-name="Standard"><text:span text:style-name="T1">Entità</text:span> <text:span text:style-name="T1">coinvolte</text:span>: slide</text:p>
      <text:p text:style-name="Standard"><text:span text:style-name="T1">Avvenimenti</text:span>: la posizione viene cambiata e vengono aggiornate le altre di conseguenza; non è possibile inserire la posizione 1 (che corrisponde alla copertina) o posizioni che eccedono il numero di slide nella lezione.</text:p>
      <text:p text:style-name="Standard"/>
      <text:p text:style-name="Standard"><text:span text:style-name="T1">Processo</text:span>: aggiunta di slide a una lezione</text:p>
      <text:p text:style-name="Standard"><text:span text:style-name="T1">Entità</text:span> <text:span text:style-name="T1">coinvolte</text:span>: slide, lezione</text:p>
      <text:p text:style-name="Standard"><text:span text:style-name="T1">Avvenimenti</text:span>: viene aggiunta una slide del tipo selezionato, in ultima posizione rispetto alle altre</text:p>
      <text:p text:style-name="Standard"/>
      <text:p text:style-name="Standard"><text:span text:style-name="T1">Processo</text:span>: rimozione di una slide da una lezione</text:p>
      <text:p text:style-name="Standard"><text:span text:style-name="T1">Entità</text:span> <text:span text:style-name="T1">coinvolte</text:span>: slide</text:p>
      <text:p text:style-name="Standard"><text:span text:style-name="T1">Avvenimenti</text:span>: la slide viene rimossa e vengono ricalcolate le posizioni delle slides successive; non è possibile rimuovere la slide se è la copertina della lezione.</text:p>
      <text:p text:style-name="Standard"/>
      <text:p text:style-name="Standard"><text:span text:style-name="T1">Processo</text:span>: rimozione di un elemento didattico</text:p>
      <text:p text:style-name="Standard"><text:span text:style-name="T1">Entità</text:span> <text:span text:style-name="T1">coinvolte</text:span>: elemento didattico</text:p>
      <text:p text:style-name="Standard"><text:span text:style-name="T1">Avvenimenti</text:span>: se l'elemento è pubblico, non viene cancellato; se è privato, si cancella insieme a tutte le sue istanze nelle slides di lezioni private (si avvisa prima l'utente se ve ne sono)</text:p>
      <text:p text:style-name="Standard"/>
      <text:p text:style-name="Standard"><text:span text:style-name="T1">Processo</text:span>: cambio posizione di una lezione nella playlist</text:p>
      <text:p text:style-name="Standard"><text:span text:style-name="T1">Entità</text:span> <text:span text:style-name="T1">coinvolte</text:span>: lezione in virtual classroom</text:p>
      <text:p text:style-name="Standard"><text:span text:style-name="T1">Avvenimenti</text:span>: la posizione viene cambiata e vengono aggiornate le altre di conseguenza; non è possibile inserire posizioni che eccedono il numero di lezioni nella playlist. Non è possibile usare questo metodo se la lezione non è ancora nella playlist.</text:p>
      <text:p text:style-name="Standard"/>
      <text:p text:style-name="Standard"><text:span text:style-name="T1">Processo</text:span>: aggiunta di una lezione nella playlist</text:p>
      <text:p text:style-name="Standard"><text:span text:style-name="T1">Entità</text:span> <text:span text:style-name="T1">coinvolte</text:span>: lezione in virtual classroom</text:p>
      <text:p text:style-name="Standard"><text:span text:style-name="T1">Avvenimenti</text:span>: si aggiunge la lezione all'ultima posizione della playlist; se la lezione è già nella playlist, non succede niente</text:p>
      <text:p text:style-name="Standard"/>
      <text:p text:style-name="Standard"><text:span text:style-name="T1">Processo</text:span>: rimozione di una lezione dalla playlist</text:p>
      <text:p text:style-name="Standard"><text:span text:style-name="T1">Entità</text:span> <text:span text:style-name="T1">coinvolte</text:span>: lezione in virtual classroom</text:p>
      <text:p text:style-name="Standard"><text:span text:style-name="T1">Avvenimenti</text:span>: si rimuove la lezione, aggiornando le posizioni che seguono; se la lezione non è nella playlist restituisce true.</text:p>
      <text:p text:style-name="Standard"/>
      <text:p text:style-name="Standard"><text:span text:style-name="T1">Processo</text:span>: una lezione viene aggiunta nella classe virtuale</text:p>
      <text:p text:style-name="Standard"><text:span text:style-name="T1">Entità</text:span> <text:span text:style-name="T1">coinvolte</text:span>: lezione, lezione in virtual classroom</text:p>
      <text:p text:style-name="Standard"><text:span text:style-name="T1">Avvenimenti</text:span>: la lezione viene aggiunta senza essere inclusa nella playlist</text:p>
      <text:p text:style-name="Standard"/>
      <text:p text:style-name="Standard"><text:span text:style-name="T1">Processo</text:span>: una lezione viene rimossa dalla classe virtuale</text:p>
      <text:p text:style-name="Standard"><text:span text:style-name="T1">Entità</text:span> <text:span text:style-name="T1">coinvolte</text:span>: lezione, lezione in virtual classroom</text:p>
      <text:p text:style-name="Standard"><text:span text:style-name="T1">Avvenimenti</text:span>: la lezione viene rimossa insieme con eventuali playlist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rgan Spa</meta:initial-creator>
    <meta:creation-date>2012-10-04T12:45:43</meta:creation-date>
    <dc:date>2012-10-05T18:07:11</dc:date>
    <dc:creator>Morgan Spa</dc:creator>
    <meta:editing-duration>PT56M36S</meta:editing-duration>
    <meta:editing-cycles>25</meta:editing-cycles>
    <meta:generator>LibreOffice/3.5$Linux_X86_64 LibreOffice_project/350m1$Build-2</meta:generator>
    <meta:document-statistic meta:table-count="0" meta:image-count="0" meta:object-count="0" meta:page-count="2" meta:paragraph-count="57" meta:word-count="828" meta:character-count="5669" meta:non-whitespace-character-count="4897"/>
  </office:meta>
</office:document-meta>
</file>